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4b4b63"/>
    </style:style>
    <style:style style:name="P2" style:family="paragraph" style:parent-style-name="Standard">
      <style:paragraph-properties fo:text-align="start" style:justify-single-word="false"/>
      <style:text-properties fo:font-weight="bold" officeooo:rsid="004b4b63" officeooo:paragraph-rsid="004b4b63" style:font-weight-asian="bold" style:font-weight-complex="bold"/>
    </style:style>
    <style:style style:name="P3" style:family="paragraph" style:parent-style-name="Standard">
      <style:paragraph-properties fo:break-before="page"/>
    </style:style>
    <style:style style:name="P4" style:family="paragraph" style:parent-style-name="Text_20_body">
      <style:text-properties style:text-underline-style="none" fo:font-weight="normal" style:font-weight-asian="normal" style:font-weight-complex="normal"/>
    </style:style>
    <style:style style:name="P5" style:family="paragraph" style:parent-style-name="Text_20_body">
      <style:text-properties fo:language="de" fo:country="DE" style:text-underline-style="none" fo:font-weight="normal" officeooo:paragraph-rsid="00528f58" style:font-weight-asian="normal" style:font-weight-complex="normal"/>
    </style:style>
    <style:style style:name="P6" style:family="paragraph" style:parent-style-name="Text_20_body">
      <style:text-properties fo:language="de" fo:country="DE" officeooo:paragraph-rsid="00528f58"/>
    </style:style>
    <style:style style:name="P7" style:family="paragraph" style:parent-style-name="Text_20_body">
      <style:text-properties officeooo:paragraph-rsid="00528f58"/>
    </style:style>
    <style:style style:name="P8" style:family="paragraph" style:parent-style-name="Text_20_body">
      <style:text-properties officeooo:rsid="00528f58" officeooo:paragraph-rsid="00528f58"/>
    </style:style>
    <style:style style:name="P9" style:family="paragraph" style:parent-style-name="Text_20_body">
      <style:paragraph-properties fo:text-align="center" style:justify-single-word="false"/>
      <style:text-properties officeooo:rsid="00528f58" officeooo:paragraph-rsid="00528f58"/>
    </style:style>
    <style:style style:name="P10" style:family="paragraph" style:parent-style-name="Heading_20_1"/>
    <style:style style:name="P11" style:family="paragraph" style:parent-style-name="Footer">
      <style:paragraph-properties fo:padding="0.101cm" fo:border-left="none" fo:border-right="none" fo:border-top="0.51pt solid #000000" fo:border-bottom="none"/>
      <style:text-properties officeooo:rsid="0069a7ea" officeooo:paragraph-rsid="0069a7ea"/>
    </style:style>
    <style:style style:name="T1" style:family="text">
      <style:text-properties officeooo:rsid="00356cab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4b4b63" style:font-size-asian="13pt" style:font-weight-asian="bold" style:font-size-complex="13pt" style:font-weight-complex="bold"/>
    </style:style>
    <style:style style:name="T4" style:family="text">
      <style:text-properties officeooo:rsid="00508816"/>
    </style:style>
    <style:style style:name="T5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style:vertical-pos="top" style:vertical-rel="paragraph-content" style:horizontal-pos="righ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variable-decls>
        <text:variable-decl office:value-type="string" text:name="Pupil"/>
        <text:variable-decl office:value-type="string" text:name="Point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Kurs" text:name="KURS"/>
        <text:user-field-decl office:value-type="string" office:string-value="JAHR" text:name="JAHR"/>
        <text:user-field-decl office:value-type="string" office:string-value="Name" text:name="NAME"/>
        <text:user-field-decl office:value-type="string" office:string-value="Korreferent" text:name="KORREFERENT"/>
        <text:user-field-decl office:value-type="string" office:string-value="Lehrer" text:name="LEHRER"/>
        <text:user-field-decl office:value-type="string" office:string-value="Punkte" text:name="P"/>
        <text:user-field-decl office:value-type="string" office:string-value="BE" text:name="BE"/>
        <text:user-field-decl office:value-type="string" office:string-value="PROZENT" text:name="PROZENT"/>
        <text:user-field-decl office:value-type="string" office:string-value="BE_MAX" text:name="BE_MAX"/>
      </text:user-field-decls>
      <draw:frame draw:style-name="fr1" draw:name="Frame4" text:anchor-type="page" text:anchor-page-number="1" svg:x="13.757cm" svg:y="3.515cm" svg:width="5.426cm" draw:z-index="1">
        <draw:text-box fo:min-height="1.252cm">
          <text:p text:style-name="Standard">Referent: <text:user-field-get text:name="LEHRER">Lehrer</text:user-field-get></text:p>
          <text:p text:style-name="Standard">Korreferent: <text:user-field-get text:name="KORREFERENT">Korreferent</text:user-field-get></text:p>
        </draw:text-box>
      </draw:frame>
      <text:p text:style-name="P3"/>
      <text:h text:style-name="Heading_20_3" text:outline-level="3"/>
      <text:h text:style-name="Heading_20_3" text:outline-level="3"><draw:frame draw:style-name="fr2" draw:name="Frame1" text:anchor-type="paragraph" svg:x="-0.025cm" svg:y="0.492cm" svg:width="17.411cm" draw:z-index="0"><draw:text-box fo:min-height="0.766cm"><text:h text:style-name="Heading_20_2" text:outline-level="2">Gutachten zur schriftlichen <text:span text:style-name="T4">P</text:span>rüfung von <text:span text:style-name="T5"><text:user-field-get text:name="NAME">Name</text:user-field-get></text:span></text:h></draw:text-box></draw:frame></text:h>
      <text:h text:style-name="Heading_20_3" text:outline-level="3"/>
      <text:p text:style-name="Text_20_body"/>
      <text:p text:style-name="Text_20_body"/>
      <text:p text:style-name="Text_20_body"/>
      <text:p text:style-name="Text_20_body"/>
      <text:p text:style-name="Text_20_body"/>
      <text:p text:style-name="P1"><text:user-field-get text:name="BE">BE</text:user-field-get><text:s/>BE von <text:user-field-get text:name="BE_MAX">BE_MAX</text:user-field-get><text:s/>BE entspricht <text:user-field-get text:name="PROZENT">PROZENT</text:user-field-get><text:span text:style-name="T1"> </text:span>%:<text:tab/><text:tab/><text:span text:style-name="T2"><text:user-field-get text:name="P">Punkte</text:user-field-get></text:span><text:span text:style-name="T2"> </text:span><text:span text:style-name="T3">Punkte</text:span></text:p>
      <text:p text:style-name="P2"/>
      <text:p text:style-name="P2"/>
      <text:p text:style-name="Text_20_body">Hannover, den</text:p>
      <text:p text:style-name="P4"/>
      <text:p text:style-name="P4"/>
      <text:p text:style-name="P4"/>
      <text:p text:style-name="P7"/>
      <text:p text:style-name="P9">---------------------------------------------</text:p>
      <text:p text:style-name="P8"/>
      <text:p text:style-name="P8"/>
      <text:p text:style-name="P7"/>
      <text:p text:style-name="P7">Mit der Korrektur, dem Gutachten und der Bewertung bin ich einverstanden.</text:p>
      <text:p text:style-name="P7"/>
      <text:p text:style-name="P7"/>
      <text:p text:style-name="P7"/>
      <text:p text:style-name="P6">Hannover, den</text:p>
      <text:p text:style-name="P5"/>
      <text:p text:style-name="P6"/>
      <text:p text:style-name="P9">---------------------------------------------</text:p>
      <text:p text:style-name="P8"/>
      <text:p text:style-name="P7"/>
      <text:p text:style-name="P7">Mit der Korrektur, dem Gutachten und der Bewertung bin ich einverstanden.</text:p>
      <text:p text:style-name="P7"/>
      <text:p text:style-name="P7"/>
      <text:p text:style-name="P7"/>
      <text:p text:style-name="P6">Hannover, den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Times New Roman" fo:font-size="12pt" fo:language="de" fo:country="DE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Times New Roman1" fo:font-family="'Times New Roman'" style:font-style-name="Regular" style:font-family-generic="roman" style:font-pitch="variable" fo:font-size="12pt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loext:contextual-spacing="false" fo:line-height="100%" style:page-number="auto" style:writing-mode="page"/>
      <style:text-properties style:font-name="Times New Roman1" fo:font-family="'Times New Roman'" style:font-style-name="Regular" style:font-family-generic="roman" style:font-pitch="variable" fo:font-size="12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style:font-name="DejaVu Serif" fo:font-family="'DejaVu Serif'" style:font-style-name="Bold" style:font-family-generic="roman" style:font-pitch="variable" fo:font-size="10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1cm" fo:margin-bottom="0.21cm" loext:contextual-spacing="false"/>
      <style:text-properties style:font-name="DejaVu Serif" fo:font-family="'DejaVu Serif'" style:font-style-name="Bold" style:font-family-generic="roman" style:font-pitch="variable" fo:font-size="12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cm" fo:margin-bottom="0.101cm" loext:contextual-spacing="false" style:page-number="auto"/>
      <style:text-properties style:font-name="DejaVu Serif1" fo:font-family="'DejaVu Serif'" style:font-style-name="Book" style:font-family-generic="roman" style:font-pitch="variable" fo:font-size="12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01cm" style:type="center"/>
          <style:tab-stop style:position="17.403cm" style:type="right"/>
        </style:tab-stops>
      </style:paragraph-properties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.101cm" fo:border-left="none" fo:border-right="none" fo:border-top="0.51pt solid #000000" fo:border-bottom="none"/>
      <style:text-properties officeooo:rsid="0069a7ea" officeooo:paragraph-rsid="0069a7ea"/>
    </style:style>
    <style:style style:name="Mfr1" style:family="graphic" style:parent-style-name="Frame">
      <style:graphic-properties style:vertical-pos="top" style:vertical-rel="paragraph-content" style:horizontal-pos="righ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499cm" fo:margin-bottom="1.7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Kurs" text:name="KURS"/>
        </text:user-field-decls>
        <text:p text:style-name="Standard"><draw:frame draw:style-name="Mfr1" draw:name="Frame2" text:anchor-type="paragraph" svg:width="3.962cm" draw:z-index="2"><draw:text-box fo:min-height="1.443cm"><text:h text:style-name="Heading_20_1" text:outline-level="1">Abitur <text:user-field-get text:name="JAHR">JAHR</text:user-field-get></text:h></draw:text-box></draw:frame>Freie Waldorfschule Hannover-Bothfeld</text:p>
        <text:h text:style-name="Heading_20_1" text:outline-level="1"><text:user-field-get text:name="KURS">Kurs</text:user-field-get></text:h>
      </style:header>
      <style:footer>
        <text:user-field-decls>
          <text:user-field-decl office:value-type="string" office:string-value="Name" text:name="NAME"/>
        </text:user-field-decls>
        <text:p text:style-name="MP1">Gutachten <text:user-field-get text:name="NAME">Name</text:user-field-get><text:tab/><text:page-number text:select-page="current">1</text:page-number> von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26T09:08:27</meta:creation-date>
    <dc:date>2019-05-15T05:38:44.266260131</dc:date>
    <meta:editing-duration>P1DT9H33M9S</meta:editing-duration>
    <meta:editing-cycles>188</meta:editing-cycles>
    <meta:generator>LibreOffice/6.2.3.2$Linux_X86_64 LibreOffice_project/20$Build-2</meta:generator>
    <meta:document-statistic meta:table-count="0" meta:image-count="0" meta:object-count="0" meta:page-count="1" meta:paragraph-count="15" meta:word-count="61" meta:character-count="489" meta:non-whitespace-character-count="442"/>
    <meta:user-defined meta:name="Info 1"/>
    <meta:user-defined meta:name="Info 2"/>
    <meta:user-defined meta:name="Info 3"/>
    <meta:user-defined meta:name="Info 4"/>
  </office:meta>
</office:document-meta>
</file>